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2fe" officeooo:paragraph-rsid="000b82fe"/>
    </style:style>
    <style:style style:name="P2" style:family="paragraph" style:parent-style-name="Standard">
      <style:text-properties officeooo:rsid="000b82fe" officeooo:paragraph-rsid="000c3160"/>
    </style:style>
    <style:style style:name="P3" style:family="paragraph" style:parent-style-name="Standard">
      <style:text-properties officeooo:rsid="000c3160" officeooo:paragraph-rsid="000c3160"/>
    </style:style>
    <style:style style:name="P4" style:family="paragraph" style:parent-style-name="Standard">
      <style:text-properties officeooo:rsid="000c3160" officeooo:paragraph-rsid="000dc437"/>
    </style:style>
    <style:style style:name="P5" style:family="paragraph" style:parent-style-name="Standard">
      <style:text-properties officeooo:rsid="000c3160" officeooo:paragraph-rsid="000f8d0c"/>
    </style:style>
    <style:style style:name="P6" style:family="paragraph" style:parent-style-name="Standard">
      <style:text-properties officeooo:rsid="000dc437" officeooo:paragraph-rsid="000dc437"/>
    </style:style>
    <style:style style:name="P7" style:family="paragraph" style:parent-style-name="Standard">
      <style:text-properties officeooo:rsid="000f8d0c" officeooo:paragraph-rsid="000f8d0c"/>
    </style:style>
    <style:style style:name="P8" style:family="paragraph" style:parent-style-name="Standard">
      <style:text-properties officeooo:rsid="000f8d0c" officeooo:paragraph-rsid="00106d4f"/>
    </style:style>
    <style:style style:name="P9" style:family="paragraph" style:parent-style-name="Standard">
      <style:text-properties officeooo:rsid="000f8d0c" officeooo:paragraph-rsid="0010d383"/>
    </style:style>
    <style:style style:name="P10" style:family="paragraph" style:parent-style-name="Standard">
      <style:text-properties officeooo:rsid="000f8d0c" officeooo:paragraph-rsid="00139652"/>
    </style:style>
    <style:style style:name="P11" style:family="paragraph" style:parent-style-name="Standard">
      <style:text-properties officeooo:rsid="0010d383" officeooo:paragraph-rsid="0010d383"/>
    </style:style>
    <style:style style:name="P12" style:family="paragraph" style:parent-style-name="Standard">
      <style:text-properties officeooo:rsid="0011863e" officeooo:paragraph-rsid="0011863e"/>
    </style:style>
    <style:style style:name="P13" style:family="paragraph" style:parent-style-name="Standard">
      <style:text-properties officeooo:rsid="0011863e" officeooo:paragraph-rsid="001a47de"/>
    </style:style>
    <style:style style:name="P14" style:family="paragraph" style:parent-style-name="Standard">
      <style:text-properties officeooo:rsid="002b965f" officeooo:paragraph-rsid="002b965f"/>
    </style:style>
    <style:style style:name="P15" style:family="paragraph" style:parent-style-name="Standard">
      <style:text-properties officeooo:rsid="00106d4f" officeooo:paragraph-rsid="00106d4f"/>
    </style:style>
    <style:style style:name="P16" style:family="paragraph" style:parent-style-name="Standard">
      <style:text-properties officeooo:rsid="00149123" officeooo:paragraph-rsid="001a47de"/>
    </style:style>
    <style:style style:name="P17" style:family="paragraph" style:parent-style-name="Standard">
      <style:text-properties officeooo:paragraph-rsid="00323ad9"/>
    </style:style>
    <style:style style:name="P18" style:family="paragraph" style:parent-style-name="Standard" style:list-style-name="L1">
      <style:text-properties officeooo:rsid="000b82fe" officeooo:paragraph-rsid="000b82fe"/>
    </style:style>
    <style:style style:name="P19" style:family="paragraph" style:parent-style-name="Standard" style:list-style-name="L1">
      <style:text-properties officeooo:rsid="000b82fe" officeooo:paragraph-rsid="002519fd"/>
    </style:style>
    <style:style style:name="P20" style:family="paragraph" style:parent-style-name="Standard" style:list-style-name="L1">
      <style:text-properties officeooo:rsid="000b82fe" officeooo:paragraph-rsid="001356b9"/>
    </style:style>
    <style:style style:name="P21" style:family="paragraph" style:parent-style-name="Standard" style:list-style-name="L1">
      <style:text-properties officeooo:rsid="000dc437" officeooo:paragraph-rsid="000dc437"/>
    </style:style>
    <style:style style:name="P22" style:family="paragraph" style:parent-style-name="Standard" style:list-style-name="L2">
      <style:text-properties officeooo:rsid="000dc437" officeooo:paragraph-rsid="000dc437"/>
    </style:style>
    <style:style style:name="P23" style:family="paragraph" style:parent-style-name="Standard" style:list-style-name="L2">
      <style:text-properties officeooo:rsid="000dc437" officeooo:paragraph-rsid="0029cbbb"/>
    </style:style>
    <style:style style:name="P24" style:family="paragraph" style:parent-style-name="Standard" style:list-style-name="L1">
      <style:text-properties officeooo:rsid="00106d4f" officeooo:paragraph-rsid="00149123"/>
    </style:style>
    <style:style style:name="P25" style:family="paragraph" style:parent-style-name="Standard" style:list-style-name="L2">
      <style:text-properties officeooo:rsid="00106d4f" officeooo:paragraph-rsid="001d689b"/>
    </style:style>
    <style:style style:name="P26" style:family="paragraph" style:parent-style-name="Standard" style:list-style-name="L2">
      <style:text-properties officeooo:rsid="00106d4f" officeooo:paragraph-rsid="00139652"/>
    </style:style>
    <style:style style:name="P27" style:family="paragraph" style:parent-style-name="Standard" style:list-style-name="L2">
      <style:text-properties officeooo:rsid="00106d4f" officeooo:paragraph-rsid="00106d4f"/>
    </style:style>
    <style:style style:name="P28" style:family="paragraph" style:parent-style-name="Standard" style:list-style-name="L1">
      <style:text-properties officeooo:rsid="00186a60" officeooo:paragraph-rsid="00186a60"/>
    </style:style>
    <style:style style:name="P29" style:family="paragraph" style:parent-style-name="Standard" style:list-style-name="L1">
      <style:text-properties officeooo:rsid="0021bc4c" officeooo:paragraph-rsid="0021bc4c"/>
    </style:style>
    <style:style style:name="P30" style:family="paragraph" style:parent-style-name="Standard" style:list-style-name="L2">
      <style:text-properties officeooo:rsid="000f8d0c" officeooo:paragraph-rsid="000f8d0c"/>
    </style:style>
    <style:style style:name="P31" style:family="paragraph" style:parent-style-name="Standard" style:list-style-name="L2">
      <style:text-properties officeooo:rsid="000f8d0c" officeooo:paragraph-rsid="001356b9"/>
    </style:style>
    <style:style style:name="P32" style:family="paragraph" style:parent-style-name="Standard" style:list-style-name="L2">
      <style:text-properties officeooo:rsid="0011863e" officeooo:paragraph-rsid="0011863e"/>
    </style:style>
    <style:style style:name="P33" style:family="paragraph" style:parent-style-name="Standard" style:list-style-name="L2">
      <style:text-properties officeooo:rsid="0011863e" officeooo:paragraph-rsid="00149123"/>
    </style:style>
    <style:style style:name="P34" style:family="paragraph" style:parent-style-name="Standard" style:list-style-name="L2">
      <style:text-properties officeooo:rsid="0011863e" officeooo:paragraph-rsid="002d9631"/>
    </style:style>
    <style:style style:name="P35" style:family="paragraph" style:parent-style-name="Standard" style:list-style-name="L3">
      <style:text-properties officeooo:rsid="0011863e" officeooo:paragraph-rsid="0011863e"/>
    </style:style>
    <style:style style:name="P36" style:family="paragraph" style:parent-style-name="Standard" style:list-style-name="L3">
      <style:text-properties officeooo:rsid="0011863e" officeooo:paragraph-rsid="00176513"/>
    </style:style>
    <style:style style:name="P37" style:family="paragraph" style:parent-style-name="Standard">
      <style:text-properties officeooo:rsid="002a587b" officeooo:paragraph-rsid="002a587b"/>
    </style:style>
    <style:style style:name="P38" style:family="paragraph" style:parent-style-name="Standard">
      <style:text-properties officeooo:rsid="00340c96" officeooo:paragraph-rsid="00340c96"/>
    </style:style>
    <style:style style:name="T1" style:family="text">
      <style:text-properties officeooo:rsid="000c3160"/>
    </style:style>
    <style:style style:name="T2" style:family="text">
      <style:text-properties officeooo:rsid="000dc437"/>
    </style:style>
    <style:style style:name="T3" style:family="text">
      <style:text-properties officeooo:rsid="000f8d0c"/>
    </style:style>
    <style:style style:name="T4" style:family="text">
      <style:text-properties officeooo:rsid="00106d4f"/>
    </style:style>
    <style:style style:name="T5" style:family="text">
      <style:text-properties officeooo:rsid="0010d383"/>
    </style:style>
    <style:style style:name="T6" style:family="text">
      <style:text-properties officeooo:rsid="00126e70"/>
    </style:style>
    <style:style style:name="T7" style:family="text">
      <style:text-properties officeooo:rsid="001356b9"/>
    </style:style>
    <style:style style:name="T8" style:family="text">
      <style:text-properties officeooo:rsid="00139652"/>
    </style:style>
    <style:style style:name="T9" style:family="text">
      <style:text-properties officeooo:rsid="00149123"/>
    </style:style>
    <style:style style:name="T10" style:family="text">
      <style:text-properties officeooo:rsid="00176513"/>
    </style:style>
    <style:style style:name="T11" style:family="text">
      <style:text-properties officeooo:rsid="00189de1"/>
    </style:style>
    <style:style style:name="T12" style:family="text">
      <style:text-properties officeooo:rsid="001b8316"/>
    </style:style>
    <style:style style:name="T13" style:family="text">
      <style:text-properties officeooo:rsid="001d689b"/>
    </style:style>
    <style:style style:name="T14" style:family="text">
      <style:text-properties officeooo:rsid="001eaa1e"/>
    </style:style>
    <style:style style:name="T15" style:family="text">
      <style:text-properties officeooo:rsid="0022fff4"/>
    </style:style>
    <style:style style:name="T16" style:family="text">
      <style:text-properties officeooo:rsid="00235a22"/>
    </style:style>
    <style:style style:name="T17" style:family="text">
      <style:text-properties officeooo:rsid="002519fd"/>
    </style:style>
    <style:style style:name="T18" style:family="text">
      <style:text-properties officeooo:rsid="00263393"/>
    </style:style>
    <style:style style:name="T19" style:family="text">
      <style:text-properties officeooo:rsid="002cdeae"/>
    </style:style>
    <style:style style:name="T20" style:family="text">
      <style:text-properties officeooo:rsid="002d9631"/>
    </style:style>
    <style:style style:name="T21" style:family="text">
      <style:text-properties officeooo:rsid="002f8f1e"/>
    </style:style>
    <style:style style:name="T22" style:family="text">
      <style:text-properties officeooo:rsid="00302685"/>
    </style:style>
    <style:style style:name="T23" style:family="text">
      <style:text-properties officeooo:rsid="0030da05"/>
    </style:style>
    <style:style style:name="T24" style:family="text">
      <style:text-properties officeooo:rsid="00323ad9"/>
    </style:style>
    <style:style style:name="T25" style:family="text">
      <style:text-properties fo:font-variant="normal" fo:text-transform="none" fo:color="#222222" fo:font-size="9pt" fo:letter-spacing="normal" fo:font-style="normal" fo:font-weight="normal"/>
    </style:style>
    <style:style style:name="T26" style:family="text">
      <style:text-properties officeooo:rsid="0032505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NGO Based M&amp;C work : </text:p>
      <text:p text:style-name="P1"/>
      <text:p text:style-name="P1">1) <text:span text:style-name="T14">Development of </text:span>FECB deviceclient program : </text:p>
      <text:p text:style-name="P1"/>
      <text:list xml:id="list5723017800697520756" text:style-name="L1">
        <text:list-item>
          <text:p text:style-name="P18"><text:span text:style-name="T16">M</text:span>erg<text:span text:style-name="T16">ed</text:span> the Ethernet FE program with US<text:span text:style-name="T6">B-</text:span>MCM program, So that FE<text:span text:style-name="T12">CB</text:span> system can be controlled through Old MCM 5 <text:span text:style-name="T12">using USB port of Miltech PC on serial bus.</text:span> <text:span text:style-name="T16">For testing in telemetry lab c</text:span>onnected with LMC C20, FECB device-client<text:span text:style-name="T16"> </text:span>work<text:span text:style-name="T16">ed</text:span> well. <text:span text:style-name="T16">T</text:span>ested DOMON command, time <text:span text:style-name="T16">was</text:span> coming <text:span text:style-name="T16">on LMC dashboard</text:span>. </text:p>
        </text:list-item>
        <text:list-item>
          <text:p text:style-name="P19"><text:span text:style-name="T17">F</text:span>ixed the bug in the program <text:span text:style-name="T17">due to which</text:span> <text:span text:style-name="T17">proper </text:span>hex code for SETRFSYS command <text:span text:style-name="T17">was not </text:span>generating.</text:p>
        </text:list-item>
        <text:list-item>
          <text:p text:style-name="P20">Released the version0 of FECB device Client program. Wrote a testing server which takes Operation &amp; frequency band as arguments.</text:p>
        </text:list-item>
        <text:list-item>
          <text:p text:style-name="P20">Connected the S02 LMC FECB device Server with <text:span text:style-name="T18">d</text:span>evice Client running on 192.168.8.45 machine. Everything work<text:span text:style-name="T18">ed</text:span> as expected.</text:p>
        </text:list-item>
        <text:list-item>
          <text:p text:style-name="P18">Tested the Ethernet-US485 program in <text:span text:style-name="T18">F</text:span>ront <text:span text:style-name="T18">E</text:span>nd lab, <text:span text:style-name="T18">all </text:span>frequency band <text:span text:style-name="T18">were</text:span> setting.</text:p>
        </text:list-item>
        <text:list-item>
          <text:p text:style-name="P20">Tested the New Ethernet-US485 deviceClient program for FECB in C03 antenna. We were able to set all frequency band old as well as <text:span text:style-name="T18">upgraded using SETRFSYS &amp; SETURFSYS </text:span><text:s/><text:span text:style-name="T18">commands.</text:span></text:p>
        </text:list-item>
        <text:list-item>
          <text:p text:style-name="P20"><text:span text:style-name="T18">I</text:span>ncluded the SETURSYS <text:span text:style-name="T15">command </text:span>in Device Server program. </text:p>
        </text:list-item>
        <text:list-item>
          <text:p text:style-name="P18">Fixed the bug in the Ethernet-USB FECB deviceClient program. It was failing for 725 <text:span text:style-name="T15">band </text:span>due to coding error. Now that has been corrected. </text:p>
        </text:list-item>
        <text:list-item>
          <text:p text:style-name="P21">Installed the USB-RS485 cable and deviceClient at C02 antenna. Tested the program.</text:p>
        </text:list-item>
        <text:list-item>
          <text:p text:style-name="P24">Solved the problem of W01 antennae not communicating with USB-RS485 deviceClient. </text:p>
        </text:list-item>
        <text:list-item>
          <text:p text:style-name="P28">Installed FECB deviceClient program and USB-RS485 FTDI cable at 25 antennae. </text:p>
        </text:list-item>
        <text:list-item>
          <text:p text:style-name="P29">Common Box &amp; Front End box monitoring was not coming properly, Corrected the response decoding part. Now every monitoring point is coming properly like CB_TEMP,LNA_TEMP,FE_TEMP,BAND_SEL,RF_DETECTOR_POWER etc. </text:p>
        </text:list-item>
      </text:list>
      <text:p text:style-name="P6"/>
      <text:p text:style-name="P6"><text:s/><text:span text:style-name="T8">Testing of Central &amp; LMC node ( For every release)</text:span> : </text:p>
      <text:list xml:id="list4315267779359107628" text:style-name="L2">
        <text:list-header>
          <text:p text:style-name="P22"/>
        </text:list-header>
        <text:list-item>
          <text:p text:style-name="P22"><text:span text:style-name="T19">Tested the </text:span>scripting APIs. <text:span text:style-name="T19">Faced issues with it, raised the bugs. </text:span></text:p>
        </text:list-item>
        <text:list-item>
          <text:p text:style-name="P22"><text:span text:style-name="T19">Test t</text:span>racking <text:span text:style-name="T19">s</text:span>uccessful<text:span text:style-name="T19">ly at</text:span> <text:span text:style-name="T19">four</text:span> antennae. </text:p>
        </text:list-item>
        <text:list-item>
          <text:p text:style-name="P30"><text:span text:style-name="T19">T</text:span>esting tracking through scripting, <text:span text:style-name="T19">Five </text:span>antennae were <text:span text:style-name="T19">tracked </text:span>successfully.</text:p>
        </text:list-item>
        <text:list-item>
          <text:p text:style-name="P30">Tested tracking <text:span text:style-name="T19">&amp; </text:span>power equali<text:span text:style-name="T22">z</text:span>ation. </text:p>
        </text:list-item>
        <text:list-item>
          <text:p text:style-name="P30">Test<text:span text:style-name="T19">ed</text:span> tracking <text:span text:style-name="T19">for more numbers of antennae which worked</text:span> partially.</text:p>
        </text:list-item>
        <text:list-item>
          <text:p text:style-name="P30"><text:span text:style-name="T19">Testing report g</text:span>enerated <text:s/>tracking.</text:p>
        </text:list-item>
        <text:list-item>
          <text:p text:style-name="P30">Tracking work<text:span text:style-name="T19">ed</text:span> from CMC on 6 antennas namely: C01, C02,C04, S01, S03 and W02. Back to Back tracking <text:span text:style-name="T19">also </text:span>work<text:span text:style-name="T19">ed</text:span> fine. Track during positioning of the antenna working fine.</text:p>
        </text:list-item>
        <text:list-item>
          <text:p text:style-name="P30"><text:span text:style-name="T7">T</text:span>ested tracking along with <text:span text:style-name="T19">Shri </text:span>Deepak for 10 antennae. </text:p>
        </text:list-item>
        <text:list-item>
          <text:p text:style-name="P30">Conducted various tests <text:span text:style-name="T19">using TANGO based M&amp;C software. </text:span></text:p>
        </text:list-item>
        <text:list-item>
          <text:p text:style-name="P30">Attended the achiever demo.</text:p>
        </text:list-item>
        <text:list-item>
          <text:p text:style-name="P30">Tested the new Control node and central node. Observed some issues reported them to TCS.We successfully completed our testing with new released CMC and LMC. <text:span text:style-name="T19">B</text:span>ugs <text:span text:style-name="T19">were</text:span> reported to TCS. </text:p>
        </text:list-item>
        <text:list-item>
          <text:p text:style-name="P31">We tracked multiple antennae,multiple sources, set the OF attenuation on C01 antenna, set the front end system using UBS-RS485/Rabbit MCM device client.</text:p>
        </text:list-item>
        <text:list-item>
          <text:p text:style-name="P30">We successfully completed our testing with new released CMC and LMC. We have found several bugs which have been reported to TCS. We tracked multiple antennae, multiple <text:soft-page-break/>sources, set the OF attenuation on C01 antenna, set the front end system using UBS-RS485/Rabbit MCM device client. <text:span text:style-name="T13">F</text:span>illed bugs observed during our testing.</text:p>
          <text:p text:style-name="P23"/>
        </text:list-item>
        <text:list-item>
          <text:p text:style-name="P23">Attended the webx call related to heartbeat issues.</text:p>
        </text:list-item>
        <text:list-item>
          <text:p text:style-name="P23">Started LMC for C02,C06,C13 and S01. </text:p>
        </text:list-item>
        <text:list-item>
          <text:p text:style-name="P30">Attended the pointing discussion.</text:p>
        </text:list-item>
        <text:list-item>
          <text:p text:style-name="P30">Working on scripting.</text:p>
        </text:list-item>
        <text:list-item>
          <text:p text:style-name="P25">Went to S04 antenna for <text:span text:style-name="T23">LMC </text:span>testing.</text:p>
        </text:list-item>
        <text:list-item>
          <text:p text:style-name="P26">Tracked 20 antennae using new M&amp;C system. First level GSB &amp; GWB interfacing from LMC is working. </text:p>
        </text:list-item>
        <text:list-item>
          <text:p text:style-name="P27">Completed the Use case of M&amp;N utility, Feed positing and Define subarray.</text:p>
        </text:list-item>
        <text:list-item>
          <text:p text:style-name="P27">In C01 we successfully tested the feed positioning system. All commands were issued. C12 &amp; C13 IO device server code was updated to test the DS getting killed issue. Read_set_parameter command was tested at C01 antenna. Define subarray was also tested using CMC.</text:p>
        </text:list-item>
        <text:list-item>
          <text:p text:style-name="P27">We fixed the READ_SET_PARAMETER issue in C00 antenna. Santaji tested the Array status feature.We closed the view dashboard use case. During testing we found out bugs</text:p>
        </text:list-item>
        <text:list-item>
          <text:p text:style-name="P27">related to new released Control &amp; Central node. Bugs has been raised. We will keep testing out new M&amp;C system. </text:p>
        </text:list-item>
        <text:list-item>
          <text:p text:style-name="P32">I worked on below mentioned Use cases, Summary is as follows : </text:p>
        </text:list-item>
        <text:list-item>
          <text:p text:style-name="P33">Logon/Logoff ( Pravin &amp; Raj) =&gt; We have checked Login at all Operator stations as well as multiple instances. Currently for testing purpose multiple instances number is kept at 50, which can be kept at 5 for real system. =&gt; In Operator Station 6 (maintenance), Test_Servo1 &amp; Test_Servo2 login failed throwing error as " Switch user failed as no common role is found" =&gt; On W04 LMC, switch user failed when tried login as :Test_Lmc1 through scripting. " Switch user failed as no common role is found" =&gt; Logged out notification will appear in B1. ** LAST OPERATOR logout from AGN0, Antenna part script should be executed. It will be covered in Antenna_parking use case. **</text:p>
        </text:list-item>
        <text:list-item>
          <text:p text:style-name="P33">Authentication policy will be covered in user administration/ Kerberos configuration. =&gt; Astronomer login/ Rule should be there in Database as well as kerberos - TCS team will update. </text:p>
        </text:list-item>
        <text:list-item>
          <text:p text:style-name="P33">System Shutdown (Komal/Rajas/Raj) =&gt; AGN - Start/Stop working =&gt; LMC - Start/Stop/Restart working ( For start = LMC Starter DS has to be alive ) =&gt; We need to provide restore points for CMC &amp; LMC. =&gt; Shutdown procedure for IO is there. =&gt; Shutdown procedure for CMC/LMC will be provided by TCS. ** GSB didn't started at first go. C04 FECB device server is having some issues. ** GUI become unresponsive. # Antenna allocation will be retained in Normal/ Emergency shutdown.</text:p>
        </text:list-item>
        <text:list-item>
          <text:p text:style-name="P34">Time Synchroni<text:span text:style-name="T21">z</text:span>ation,Remote GUI, M&amp;C <text:span text:style-name="T10">r</text:span>equirements,Define Sub-array,Basic diagnostics=&gt; Use cases tested with TCS team. </text:p>
        </text:list-item>
        <text:list-item>
          <text:p text:style-name="P34"><text:span text:style-name="T20">W</text:span>ent through the SRS to understand Antenna pointing <text:span text:style-name="T20">&amp;</text:span> Phasing.</text:p>
        </text:list-item>
        <text:list-item>
          <text:p text:style-name="P32">Test<text:span text:style-name="T19">ed</text:span> the CMS. Started the FECB device-Client of around 21 antennae. All monitoring data were coming properly.</text:p>
        </text:list-item>
        <text:list-item>
          <text:p text:style-name="P32">All antennae not taking tracking command. C09 and S03 in position state. 2. AGN3 -&gt; Killed abruptly. 3. AGN3- &gt; Authori<text:span text:style-name="T21">z</text:span>ation failed while sending hold command to some antennae.4. GUI freezes.5. W02 LMC launch issue. 6. AGN3 -&gt; Response not received in 30 Secs. </text:p>
        </text:list-item>
      </text:list>
      <text:list xml:id="list6750220497633508018" text:style-name="L3">
        <text:list-item>
          <text:p text:style-name="P35">M&amp;C testing was conducted using 18 antennas. GAB,Servo, FECB system along with the GSB and GWB back-end tested. Control functionality to the antennae are working but 30% command failure observed for the antennas due to various reasons. (W02, C13 LMC notable to launch, Some Servo and FECB device clients were not up). GSB and GWB functionality working for the USB and LSB band processing. Also source and Frequency parameters were <text:soft-page-break/>passed. Screen shots are attached for the same. However, we couldn't see fringe,may be due axis correction not loaded. Servo trackoff command for AZ/EL working.</text:p>
        </text:list-item>
        <text:list-item>
          <text:p text:style-name="P36"><text:s/>Gave Demo of new M&amp;C toYoges<text:span text:style-name="T21">h</text:span> Wadekar. Attended meeting with TCS/GMR<text:span text:style-name="T10">T </text:span>team along with YG regarding completion of new M&amp;C system.</text:p>
        </text:list-item>
        <text:list-item>
          <text:p text:style-name="P35">Working on CMC software. Filling bugs related to tracking &amp; subsystem DS getting killed.</text:p>
        </text:list-item>
      </text:list>
      <text:p text:style-name="P12"/>
      <text:p text:style-name="P14">5) Installation of TANGO based M&amp;C hardware at antenna base :</text:p>
      <text:p text:style-name="P14"><text:s text:c="4"/><text:span text:style-name="T3">Installed the new M&amp;C system hardware at S06 antenna.</text:span></text:p>
      <text:p text:style-name="P12"/>
      <text:p text:style-name="P16">2) Development of FPS deviceClient :</text:p>
      <text:p text:style-name="P13"><text:span text:style-name="T9"><text:s text:c="8"/>Compiled the FPS code on Linux. G</text:span>uided Amol for FPS deviceClient development. <text:span text:style-name="T11">First tested in FPS lab along with Shri Charu. Initially faced issues with hardware.</text:span></text:p>
      <text:p text:style-name="P37">All commands tested in FPS lab with their test set up, all commands worked as expected. </text:p>
      <text:p text:style-name="P37"/>
      <text:p text:style-name="P38">Tested all FPS commands at C08 antenna. Parallel cable is working.</text:p>
      <text:p text:style-name="P1"/>
      <text:p text:style-name="P1"><text:span text:style-name="T9">3</text:span>) Attended the project status meeting.</text:p>
      <text:p text:style-name="P1"><text:s text:c="5"/>Attended the plan meeting.</text:p>
      <text:p text:style-name="P1"><text:s text:c="5"/>Attended the coordination meeting.</text:p>
      <text:p text:style-name="P2"><text:s text:c="6"/><text:span text:style-name="T1">Attended the meeting related to Specification</text:span></text:p>
      <text:p text:style-name="P3"><text:s text:c="5"/>driven M&amp;C systems for GMRT.</text:p>
      <text:p text:style-name="P4"><text:s text:c="4"/><text:span text:style-name="T2">Attended the code walk through of DSL work by TRDDC.</text:span></text:p>
      <text:p text:style-name="P5"><text:s text:c="4"/><text:span text:style-name="T3">Attended meeting with YG/JPK/SN/Sachin related to DSL work.</text:span></text:p>
      <text:p text:style-name="P8"><text:s text:c="4"/><text:span text:style-name="T4">Attended the internal meeting. </text:span></text:p>
      <text:p text:style-name="P15"><text:s text:c="2"/>Attended the meeting with YG/Vikas/JPK/SNK.</text:p>
      <text:p text:style-name="P8"><text:s text:c="6"/><text:span text:style-name="T4">Attended the DSE meeting with TRDCC/TCS.</text:span></text:p>
      <text:p text:style-name="P8"><text:s text:c="5"/><text:span text:style-name="T4">Attended the project status meeting. </text:span></text:p>
      <text:p text:style-name="P15"><text:s text:c="5"/>Attended the SKA meeting with YG.</text:p>
      <text:p text:style-name="P9"><text:s text:c="5"/><text:span text:style-name="T5">Attended the DSEP meeting with TRDDC/TCS.</text:span></text:p>
      <text:p text:style-name="P11"><text:s/>Attended the M&amp;C review status meeting.</text:p>
      <text:p text:style-name="P10">Attended the session with BARC people on M&amp;C system, DAS system.</text:p>
      <text:p text:style-name="P10"/>
      <text:p text:style-name="P7"><text:span text:style-name="T9">4</text:span>) Working with CPK testing integrated Rabbit MCM with mcmtest program. testing the new integrated Ethernet and serial front end rabbit in FE lab. <text:span text:style-name="T4">Went to C10 antenna for testing integrated Rabbit MCM with new D9 connector of OF system. One to one connection was working fine.</text:span></text:p>
      <text:p text:style-name="P7"/>
      <text:p text:style-name="P15">4) Presentation by Indian team working on GMRT M&amp;C system + demo + discussions to the SKA TM head Maurizio. Attended the follow up discussion on bridging activities.</text:p>
      <text:p text:style-name="P15"/>
      <text:p text:style-name="P17"><text:span text:style-name="T24">5) </text:span><text:span text:style-name="T25">We have purchased one small UPS and made a shielded box for it, which we wish to install at antenna base for Miltech PC. </text:span></text:p>
      <text:p text:style-name="Standard"><text:line-break/><text:span text:style-name="T26">6) Purchase of 8 server/Workstation machines for new M&amp;C work, they will be used as operator station in Control room as well as LMCs for GWB,GSB &amp; GAB syst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0:54:12.209459841</meta:creation-date>
    <dc:date>2018-07-18T17:23:26.418507605</dc:date>
    <meta:editing-duration>P4DT23H35M17S</meta:editing-duration>
    <meta:editing-cycles>31</meta:editing-cycles>
    <meta:generator>LibreOffice/5.1.6.2$Linux_X86_64 LibreOffice_project/10m0$Build-2</meta:generator>
    <meta:document-statistic meta:table-count="0" meta:image-count="0" meta:object-count="0" meta:page-count="3" meta:paragraph-count="76" meta:word-count="1407" meta:character-count="8526" meta:non-whitespace-character-count="7140"/>
  </office:meta>
</office:document-meta>
</file>